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5.196cm"/>
    </style:style>
    <style:style style:name="Tableau1.B" style:family="table-column">
      <style:table-column-properties style:column-width="11.80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a0328" officeooo:paragraph-rsid="001a0328"/>
    </style:style>
    <style:style style:name="P2" style:family="paragraph" style:parent-style-name="Text_20_body">
      <style:paragraph-properties fo:orphans="1"/>
      <style:text-properties officeooo:rsid="001a0328"/>
    </style:style>
    <style:style style:name="P3" style:family="paragraph" style:parent-style-name="Text_20_body">
      <style:paragraph-properties fo:margin-left="0cm" fo:margin-right="0cm" fo:orphans="1" fo:text-indent="0cm" style:auto-text-indent="false"/>
      <style:text-properties officeooo:rsid="001a0328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orphans="1" fo:text-indent="0cm" style:auto-text-indent="false" fo:background-color="transparent"/>
      <style:text-properties officeooo:rsid="001a0328"/>
    </style:style>
    <style:style style:name="P5" style:family="paragraph" style:parent-style-name="Preformatted_20_Text">
      <loext:graphic-properties draw:fill="none" draw:fill-color="#ffffff"/>
      <style:paragraph-properties fo:orphans="1" fo:background-color="transparent"/>
      <style:text-properties officeooo:rsid="001a0328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orphans="1" fo:text-indent="0cm" style:auto-text-indent="false" fo:background-color="transparent"/>
      <style:text-properties officeooo:rsid="001a0328"/>
    </style:style>
    <style:style style:name="P7" style:family="paragraph" style:parent-style-name="Text_20_body" style:list-style-name="L1">
      <style:paragraph-properties fo:margin-top="0cm" fo:margin-bottom="0cm" style:contextual-spacing="false" fo:orphans="1"/>
      <style:text-properties officeooo:rsid="001a0328"/>
    </style:style>
    <style:style style:name="P8" style:family="paragraph" style:parent-style-name="Text_20_body" style:list-style-name="L1">
      <style:paragraph-properties fo:orphans="1"/>
      <style:text-properties officeooo:rsid="001a0328"/>
    </style:style>
    <style:style style:name="P9" style:family="paragraph" style:parent-style-name="Horizontal_20_Line">
      <style:paragraph-properties fo:orphans="1"/>
      <style:text-properties officeooo:rsid="001a0328"/>
    </style:style>
    <style:style style:name="P10" style:family="paragraph" style:parent-style-name="Heading_20_3">
      <style:paragraph-properties fo:orphans="1"/>
      <style:text-properties officeooo:rsid="001a0328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officeooo:rsid="001a0328"/>
    </style:style>
    <style:style style:name="P12" style:family="paragraph" style:parent-style-name="Text_20_body">
      <style:paragraph-properties fo:margin-top="0cm" fo:margin-bottom="0cm" style:contextual-spacing="false" fo:orphans="1"/>
      <style:text-properties officeooo:rsid="001a0328"/>
    </style:style>
    <style:style style:name="P13" style:family="paragraph" style:parent-style-name="Text_20_body">
      <style:text-properties officeooo:rsid="001a0328"/>
    </style:style>
    <style:style style:name="P14" style:family="paragraph" style:parent-style-name="Heading_20_2">
      <style:paragraph-properties fo:margin-left="0cm" fo:margin-right="0cm" fo:orphans="1" fo:text-indent="0cm" style:auto-text-indent="false"/>
      <style:text-properties officeooo:rsid="001a0328"/>
    </style:style>
    <style:style style:name="P15" style:family="paragraph" style:parent-style-name="Preformatted_20_Text">
      <loext:graphic-properties draw:fill="none" draw:fill-color="#ffffff"/>
      <style:paragraph-properties fo:margin-top="0cm" fo:margin-bottom="0.499cm" style:contextual-spacing="false" fo:orphans="1" fo:background-color="transparent"/>
      <style:text-properties officeooo:rsid="001a0328"/>
    </style:style>
    <style:style style:name="P16" style:family="paragraph" style:parent-style-name="Standard">
      <style:text-properties officeooo:rsid="001a0328" officeooo:paragraph-rsid="001a0328"/>
    </style:style>
    <style:style style:name="T1" style:family="text">
      <style:text-properties fo:color="#6e7687" loext:opacity="100%" fo:font-family="'var font-mono'" fo:background-color="transparent" loext:char-shading-value="0"/>
    </style:style>
    <style:style style:name="T2" style:family="text">
      <style:text-properties fo:color="#0051c2" loext:opacity="100%" fo:font-family="'var font-mono'" fo:background-color="transparent" loext:char-shading-value="0"/>
    </style:style>
    <style:style style:name="T3" style:family="text">
      <style:text-properties fo:color="#14181f" loext:opacity="100%" fo:font-family="'var font-mono'" fo:background-color="transparent" loext:char-shading-value="0"/>
    </style:style>
    <style:style style:name="T4" style:family="text">
      <style:text-properties fo:color="#b34a00" loext:opacity="100%" fo:font-family="'var font-mono'" fo:background-color="transparent" loext:char-shading-value="0"/>
    </style:style>
    <style:style style:name="T5" style:family="text">
      <style:text-properties fo:color="#008000" loext:opacity="100%" fo:font-family="'var font-mono'" fo:background-color="transparent" loext:char-shading-value="0"/>
    </style:style>
    <style:style style:name="T6" style:family="text">
      <style:text-properties fo:color="#14181f" loext:opacity="100%" fo:background-color="transparent" loext:char-shading-value="0"/>
    </style:style>
    <style:style style:name="T7" style:family="text">
      <style:text-properties fo:color="#b80a18" loext:opacity="100%" fo:font-family="'var font-mono'" fo:font-weight="bold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er GIT – et comprendre</text:p>
      <text:h text:style-name="P1" text:outline-level="3">Étape 1 — Diagnostic Git (sur ton PC)</text:h>
      <text:p text:style-name="P2">Avant de faire quoi que ce soit, il faut comprendre l'état actuel de ton dépôt. Dans VS Code, ouvre un terminal et tape ces commandes une par une :</text:p>
      <text:p text:style-name="P3">bash</text:p>
      <text:p text:style-name="P4"><text:span text:style-name="Source_20_Text"><text:span text:style-name="T1"># Où en est ton dépôt ?</text:span></text:span></text:p>
      <text:p text:style-name="P4"><text:span text:style-name="Source_20_Text"><text:span text:style-name="T2">git</text:span></text:span><text:span text:style-name="Source_20_Text"><text:span text:style-name="T3"> status</text:span></text:span></text:p>
      <text:p text:style-name="P5"/>
      <text:p text:style-name="P4"><text:span text:style-name="Source_20_Text"><text:span text:style-name="T1"># Voir les derniers commits (ce qui a été enregistré)</text:span></text:span></text:p>
      <text:p text:style-name="P4"><text:span text:style-name="Source_20_Text"><text:span text:style-name="T2">git</text:span></text:span><text:span text:style-name="Source_20_Text"><text:span text:style-name="T3"> log --oneline -10</text:span></text:span></text:p>
      <text:p text:style-name="P5"/>
      <text:p text:style-name="P4"><text:span text:style-name="Source_20_Text"><text:span text:style-name="T1"># Voir l'URL du remote (GitHub/GitLab) configuré</text:span></text:span></text:p>
      <text:p text:style-name="P6"><text:span text:style-name="Source_20_Text"><text:span text:style-name="T2">git</text:span></text:span><text:span text:style-name="Source_20_Text"><text:span text:style-name="T3"> remote -v</text:span></text:span></text:p>
      <text:p text:style-name="P2">Colle-moi les résultats. Voilà ce que l'on cherche à comprendre :</text:p>
      <text:list text:style-name="L1">
        <text:list-item>
          <text:p text:style-name="P7"><text:span text:style-name="Source_20_Text">git status</text:span> → tes fichiers modifiés sont-ils en attente (staged) ? Ou pas encore ajoutés ? </text:p>
        </text:list-item>
        <text:list-item>
          <text:p text:style-name="P7"><text:span text:style-name="Source_20_Text">git log</text:span> → y a-t-il des commits récents avec tes modifications ? </text:p>
        </text:list-item>
        <text:list-item>
          <text:p text:style-name="P8"><text:span text:style-name="Source_20_Text">git remote -v</text:span> → est-ce que le remote (GitHub) est bien configuré ? </text:p>
        </text:list-item>
      </text:list>
      <text:p text:style-name="P9"/>
      <text:h text:style-name="P10" text:outline-level="3">Ce que j'anticipe comme problème probable</text:h>
      <text:p text:style-name="P2">Quand on dit "j'ai voulu faire une actualisation mais je n'en vois pas la trace sur Git", le problème est presque toujours l'un de ces trois cas :</text:p>
      <text:p text:style-name="P2"><text:span text:style-name="Strong_20_Emphasis">Cas A — Les fichiers n'ont pas été "staged" (git add)</text:span> Tu as modifié des fichiers, mais tu n'as pas fait <text:span text:style-name="Source_20_Text">git add</text:span> avant le commit. Les fichiers restent "modified" mais hors du commit.</text:p>
      <text:p text:style-name="P2"><text:span text:style-name="Strong_20_Emphasis">Cas B — Le commit est fait en local mais pas "poussé" (git push)</text:span> Le commit existe sur ton PC mais n'est pas encore envoyé vers GitHub. <text:span text:style-name="Source_20_Text">git log</text:span> le montrerait, mais GitHub ne le verrait pas.</text:p>
      <text:p text:style-name="P2"><text:span text:style-name="Strong_20_Emphasis">Cas C — Tu travailles sur une branche différente</text:span> Les modifications sont sur une branche locale qui n'a jamais été poussée.</text:p>
      <text:p text:style-name="P9"/>
      <text:h text:style-name="P10" text:outline-level="3">Procédure complète (à utiliser une fois le diagnostic fait)</text:h>
      <text:p text:style-name="P2">Une fois qu'on sait où tu en es, voici les commandes types pour tout mettre à jour sur GitHub :</text:p>
      <text:p text:style-name="P3">bash</text:p>
      <text:p text:style-name="P4"><text:span text:style-name="Source_20_Text"><text:span text:style-name="T1"># 1. Ajouter TOUS les fichiers modifiés</text:span></text:span></text:p>
      <text:p text:style-name="P4"><text:span text:style-name="Source_20_Text"><text:span text:style-name="T2">git</text:span></text:span><text:span text:style-name="Source_20_Text"><text:span text:style-name="T3"> </text:span></text:span><text:span text:style-name="Source_20_Text"><text:span text:style-name="T2">add</text:span></text:span><text:span text:style-name="Source_20_Text"><text:span text:style-name="T3"> </text:span></text:span><text:span text:style-name="Source_20_Text"><text:span text:style-name="T4">.</text:span></text:span></text:p>
      <text:p text:style-name="P5"/>
      <text:p text:style-name="P4"><text:span text:style-name="Source_20_Text"><text:span text:style-name="T1"># 2. Créer le commit avec un message clair</text:span></text:span></text:p>
      <text:p text:style-name="P4"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SE : mise à jour scripts managers termux - [date]"</text:span></text:span></text:p>
      <text:p text:style-name="P5"/>
      <text:p text:style-name="P4"><text:span text:style-name="Source_20_Text"><text:span text:style-name="T1"># 3. Envoyer vers GitHub</text:span></text:span></text:p>
      <text:p text:style-name="P4"><text:span text:style-name="Source_20_Text"><text:span text:style-name="T2">git</text:span></text:span><text:span text:style-name="Source_20_Text"><text:span text:style-name="T3"> push origin main</text:span></text:span></text:p>
      <text:p text:style-name="P6"><text:soft-page-break/><text:span text:style-name="Source_20_Text"><text:span text:style-name="T1"># (remplacer 'main' par 'master' si c'est ton nom de branche)</text:span></text:span></text:p>
      <text:p text:style-name="P2">Colle-moi d'abord les résultats du diagnostic, on règle ça proprement avant de passer à l'installation sur SE ! 🔍</text:p>
      <text:h text:style-name="P11" text:outline-level="2">Vous avez dit : PS C:\Users\Vincent.</text:h>
      <text:p text:style-name="P3">PS C:\Users\Vincent.VINCENTPHACER\Documents\ProjetRZ&gt; # Où en est ton dépôt ? PS C:\Users\Vincent.VINCENTPHACER\Documents\ProjetRZ&gt; git status On branch main Your branch is up to date with 'origin/main'. nothing to commit, working tree clean PS C:\Users\Vincent.VINCENTPHACER\Documents\ProjetRZ&gt; PS C:\Users\Vincent.VINCENTPHACER\Documents\ProjetRZ&gt; # Voir l'URL du remote (GitHub/GitLab) configuré PS C:\Users\Vincent.VINCENTPHACER\Documents\ProjetRZ&gt; git remote -v origin <text:a xlink:type="simple" xlink:href="https://github.com/lugvincent/RobotRZ" office:target-frame-name="_blank" xlink:show="new" text:style-name="Internet_20_link" text:visited-style-name="Visited_20_Internet_20_Link">https://github.com/lugvincent/RobotRZ</text:a> (fetch) origin <text:a xlink:type="simple" xlink:href="https://github.com/lugvincent/RobotRZ" office:target-frame-name="_blank" xlink:show="new" text:style-name="Internet_20_link" text:visited-style-name="Visited_20_Internet_20_Link">https://github.com/lugvincent/RobotRZ</text:a> (push) PS C:\Users\Vincent.VINCENTPHACER\Documents\ProjetRZ&gt; ***** Merci d'en profiter pour me permettre de comprendre le fonctionnement de git</text:p>
      <text:p text:style-name="P12">Afficher plus</text:p>
      <text:p text:style-name="P13">12:37</text:p>
      <text:h text:style-name="P14" text:outline-level="2">Claude a répondu : Bonne nouvelle : ton dépôt est propre et synchronisé !</text:h>
      <text:p text:style-name="P2">Bonne nouvelle : ton dépôt est <text:span text:style-name="Strong_20_Emphasis">propre et synchronisé</text:span> ! "nothing to commit, working tree clean" + "up to date with origin/main" signifie que tout ce qui est sur ton PC est bien sur GitHub.</text:p>
      <text:p text:style-name="P2">Le problème que tu avais dû voir avant, c'est probablement que tu avais modifié des fichiers <text:span text:style-name="Strong_20_Emphasis">mais pas encore lancé les commandes git add/commit/push</text:span>. Là c'est réglé.</text:p>
      <text:p text:style-name="P9"/>
      <text:h text:style-name="P10" text:outline-level="3">Comprendre Git — les 3 zones fondamentales</text:h>
      <text:p text:style-name="P4"><text:span text:style-name="Source_20_Text"><text:span text:style-name="T6">┌─────────────────────────────────────────────────────────────┐</text:span></text:span></text:p>
      <text:p text:style-name="P5"><text:span text:style-name="Source_20_Text"><text:span text:style-name="T6">│ <text:s/></text:span></text:span><text:span text:style-name="Source_20_Text"><text:span text:style-name="T3">TON PC <text:s text:c="35"/>│ <text:s text:c="2"/>INTERNET <text:s text:c="5"/>│</text:span></text:span></text:p>
      <text:p text:style-name="P5"><text:span text:style-name="Source_20_Text"><text:span text:style-name="T6">│ <text:s text:c="43"/>│ <text:s text:c="16"/>│</text:span></text:span></text:p>
      <text:p text:style-name="P5"><text:span text:style-name="Source_20_Text"><text:span text:style-name="T6">│ <text:s/>┌─────────────┐ <text:s/></text:span></text:span><text:span text:style-name="Source_20_Text"><text:span text:style-name="T3">git add <text:s/>┌───────────┐ <text:s/>│ <text:s/>┌──────────┐ <text:s/>│</text:span></text:span></text:p>
      <text:p text:style-name="P5"><text:span text:style-name="Source_20_Text"><text:span text:style-name="T6">│ <text:s/>│ <text:s/></text:span></text:span><text:span text:style-name="Source_20_Text"><text:span text:style-name="T3">Tes <text:s text:c="7"/>│ ────────► │ <text:s/>Zone de <text:s/>│ <text:s/>│ <text:s/>│ <text:s/>GitHub <text:s/>│ <text:s/>│</text:span></text:span></text:p>
      <text:p text:style-name="P5"><text:span text:style-name="Source_20_Text"><text:span text:style-name="T6">│ <text:s/>│ <text:s/></text:span></text:span><text:span text:style-name="Source_20_Text"><text:span text:style-name="T3">fichiers <text:s text:c="2"/>│ <text:s text:c="10"/>│ <text:s/>transit <text:s/>│ <text:s/>│ <text:s/>│ <text:s text:c="9"/>│ <text:s/>│</text:span></text:span></text:p>
      <text:p text:style-name="P5"><text:span text:style-name="Source_20_Text"><text:span text:style-name="T6">│ <text:s/>│ <text:s/></text:span></text:span><text:span text:style-name="Source_20_Text"><text:span text:style-name="T3">(disque) <text:s text:c="2"/>│ ◄──────── │ <text:s/>(stage) <text:s/>│ <text:s/>│ <text:s/>│ RobotRZ <text:s/>│ <text:s/>│</text:span></text:span></text:p>
      <text:p text:style-name="P5"><text:span text:style-name="Source_20_Text"><text:span text:style-name="T6">│ <text:s/>└─────────────┘ <text:s text:c="10"/>└───────────┘ <text:s/>│ <text:s/>└──────────┘ <text:s/>│</text:span></text:span></text:p>
      <text:p text:style-name="P5"><text:span text:style-name="Source_20_Text"><text:span text:style-name="T6">│ <text:s text:c="8"/>▲ <text:s text:c="22"/>│ <text:s/></text:span></text:span><text:span text:style-name="Source_20_Text"><text:span text:style-name="T3">git <text:s text:c="4"/>│ <text:s text:c="6"/>▲ <text:s text:c="7"/>│</text:span></text:span></text:p>
      <text:p text:style-name="P5"><text:span text:style-name="Source_20_Text"><text:span text:style-name="T6">│ <text:s text:c="8"/>│ <text:s text:c="22"/>│ <text:s/></text:span></text:span><text:span text:style-name="Source_20_Text"><text:span text:style-name="T3">commit <text:s/>│ <text:s text:c="6"/>│ <text:s text:c="7"/>│</text:span></text:span></text:p>
      <text:p text:style-name="P5"><text:span text:style-name="Source_20_Text"><text:span text:style-name="T6">│ <text:s text:c="8"/>│ <text:s text:c="17"/>┌────▼──────┐ <text:s/>│ <text:s text:c="6"/>│ <text:s text:c="7"/>│</text:span></text:span></text:p>
      <text:p text:style-name="P5"><text:span text:style-name="Source_20_Text"><text:span text:style-name="T6">│ <text:s text:c="8"/>│ <text:s text:c="2"/></text:span></text:span><text:span text:style-name="Source_20_Text"><text:span text:style-name="T3">git checkout <text:s text:c="2"/>│ <text:s/>Dépôt <text:s text:c="3"/>│ <text:s/>│ <text:s text:c="6"/>│ <text:s text:c="7"/>│</text:span></text:span></text:p>
      <text:p text:style-name="P5"><text:span text:style-name="Source_20_Text"><text:span text:style-name="T6">│ <text:s text:c="8"/>└──────────────────│ <text:s/></text:span></text:span><text:span text:style-name="Source_20_Text"><text:span text:style-name="T3">local <text:s text:c="3"/>│ ─┼───────┘ <text:s text:c="7"/>│</text:span></text:span></text:p>
      <text:p text:style-name="P5"><text:span text:style-name="Source_20_Text"><text:span text:style-name="T6">│ <text:s text:c="28"/>│ <text:s/></text:span></text:span><text:span text:style-name="Source_20_Text"><text:span text:style-name="T3">(commit) │ <text:s/>│ <text:s/>git push <text:s text:c="5"/>│</text:span></text:span></text:p>
      <text:p text:style-name="P5"><text:span text:style-name="Source_20_Text"><text:span text:style-name="T6">│ <text:s text:c="28"/>└───────────┘ <text:s/>│ <text:s text:c="15"/>│</text:span></text:span></text:p>
      <text:p text:style-name="P15"><text:span text:style-name="Source_20_Text"><text:span text:style-name="T6">└─────────────────────────────────────────────────────────────┘</text:span></text:span></text:p>
      <text:p text:style-name="P2"><text:span text:style-name="Strong_20_Emphasis">Zone 1 — Tes fichiers (working directory)</text:span> : ce que tu vois et modifies dans VS Code. Git les surveille mais n'enregistre rien automatiquement.</text:p>
      <text:p text:style-name="P2"><text:soft-page-break/><text:span text:style-name="Strong_20_Emphasis">Zone 2 — Le stage (index)</text:span> : une zone de préparation. Tu y places les fichiers que tu veux inclure dans le prochain enregistrement. Commande : <text:span text:style-name="Source_20_Text">git add</text:span>.</text:p>
      <text:p text:style-name="P2"><text:span text:style-name="Strong_20_Emphasis">Zone 3 — Le dépôt local (commits)</text:span> : l'historique enregistré sur ton PC. Chaque commit est une photo datée de ton projet. Commande : <text:span text:style-name="Source_20_Text">git commit</text:span>.</text:p>
      <text:p text:style-name="P2"><text:span text:style-name="Strong_20_Emphasis">GitHub (remote)</text:span> : la copie en ligne. Elle ne se met à jour que quand tu fais <text:span text:style-name="Source_20_Text">git push</text:span>.</text:p>
      <text:p text:style-name="P9"/>
      <text:h text:style-name="P10" text:outline-level="3">Le cycle de travail habituel</text:h>
      <text:p text:style-name="P4"><text:span text:style-name="Source_20_Text"><text:span text:style-name="T3">Modifier un fichier dans VS Code</text:span></text:span></text:p>
      <text:p text:style-name="P5"><text:span text:style-name="Source_20_Text"><text:span text:style-name="T6"><text:s text:c="8"/>│</text:span></text:span></text:p>
      <text:p text:style-name="P5"><text:span text:style-name="Source_20_Text"><text:span text:style-name="T6"><text:s text:c="8"/>▼</text:span></text:span></text:p>
      <text:p text:style-name="P5"><text:span text:style-name="Source_20_Text"><text:span text:style-name="T3">git status <text:s text:c="9"/>← voir quels fichiers ont changé</text:span></text:span></text:p>
      <text:p text:style-name="P5"><text:span text:style-name="Source_20_Text"><text:span text:style-name="T6"><text:s text:c="8"/>│</text:span></text:span></text:p>
      <text:p text:style-name="P5"><text:span text:style-name="Source_20_Text"><text:span text:style-name="T6"><text:s text:c="8"/>▼</text:span></text:span></text:p>
      <text:p text:style-name="P5"><text:span text:style-name="Source_20_Text"><text:span text:style-name="T3">git add . <text:s text:c="10"/>← préparer TOUS les changements</text:span></text:span></text:p>
      <text:p text:style-name="P5"><text:span text:style-name="Source_20_Text"><text:span text:style-name="T6"><text:s text:c="3"/></text:span></text:span><text:span text:style-name="Source_20_Text"><text:span text:style-name="T3">(ou git add nom_fichier <text:s/>← préparer UN seul fichier)</text:span></text:span></text:p>
      <text:p text:style-name="P5"><text:span text:style-name="Source_20_Text"><text:span text:style-name="T6"><text:s text:c="8"/>│</text:span></text:span></text:p>
      <text:p text:style-name="P5"><text:span text:style-name="Source_20_Text"><text:span text:style-name="T6"><text:s text:c="8"/>▼</text:span></text:span></text:p>
      <text:p text:style-name="P5"><text:span text:style-name="Source_20_Text"><text:span text:style-name="T3">git commit -m "message clair de ce que tu as fait"</text:span></text:span></text:p>
      <text:p text:style-name="P5"><text:span text:style-name="Source_20_Text"><text:span text:style-name="T6"><text:s text:c="8"/>│ <text:s text:c="10"/>← </text:span></text:span><text:span text:style-name="Source_20_Text"><text:span text:style-name="T3">photo enregistrée localement</text:span></text:span></text:p>
      <text:p text:style-name="P5"><text:span text:style-name="Source_20_Text"><text:span text:style-name="T6"><text:s text:c="8"/>▼</text:span></text:span></text:p>
      <text:p text:style-name="P5"><text:span text:style-name="Source_20_Text"><text:span text:style-name="T3">git push origin main</text:span></text:span></text:p>
      <text:p text:style-name="P15"><text:span text:style-name="Source_20_Text"><text:span text:style-name="T6"><text:s text:c="20"/>← </text:span></text:span><text:span text:style-name="Source_20_Text"><text:span text:style-name="T3">envoi vers GitHub</text:span></text:span></text:p>
      <text:p text:style-name="P9"/>
      <text:h text:style-name="P10" text:outline-level="3">Les commandes que tu utiliseras 90% du temp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ommande</text:p>
            </table:table-cell>
            <table:table-cell table:style-name="Tableau1.A1" office:value-type="string">
              <text:p text:style-name="Table_20_Heading">Ce qu'elle fait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git status</text:span></text:p>
          </table:table-cell>
          <table:table-cell table:style-name="Tableau1.A1" office:value-type="string">
            <text:p text:style-name="Table_20_Contents">Voir l'état : quels fichiers modifiés, en attente...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add .</text:span></text:p>
          </table:table-cell>
          <table:table-cell table:style-name="Tableau1.A1" office:value-type="string">
            <text:p text:style-name="Table_20_Contents">Préparer TOUS les fichiers modifié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add chemin/fichier</text:span></text:p>
          </table:table-cell>
          <table:table-cell table:style-name="Tableau1.A1" office:value-type="string">
            <text:p text:style-name="Table_20_Contents">Préparer UN fichier préci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commit -m "message"</text:span></text:p>
          </table:table-cell>
          <table:table-cell table:style-name="Tableau1.A1" office:value-type="string">
            <text:p text:style-name="Table_20_Contents">Enregistrer une photo avec un messag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push origin main</text:span></text:p>
          </table:table-cell>
          <table:table-cell table:style-name="Tableau1.A1" office:value-type="string">
            <text:p text:style-name="Table_20_Contents">Envoyer vers GitHub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pull</text:span></text:p>
          </table:table-cell>
          <table:table-cell table:style-name="Tableau1.A1" office:value-type="string">
            <text:p text:style-name="Table_20_Contents">Récupérer les modifications depuis GitHub (utile quand tu travailles depuis SE aussi)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log --oneline</text:span></text:p>
          </table:table-cell>
          <table:table-cell table:style-name="Tableau1.A1" office:value-type="string">
            <text:p text:style-name="Table_20_Contents">Voir l'historique des commit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it diff</text:span></text:p>
          </table:table-cell>
          <table:table-cell table:style-name="Tableau1.A1" office:value-type="string">
            <text:p text:style-name="Table_20_Contents">Voir exactement ce qui a changé dans les fichiers</text:p>
          </table:table-cell>
        </table:table-row>
      </table:table>
      <text:p text:style-name="P9"/>
      <text:h text:style-name="P10" text:outline-level="3">Conseil pour ton projet RobotRZ</text:h>
      <text:p text:style-name="P2">Adopte le réflexe <text:span text:style-name="Strong_20_Emphasis">"fin de session de travail = commit + push"</text:span>. Quelques bonnes pratiques pour les messages de commit :</text:p>
      <text:p text:style-name="P3">bash</text:p>
      <text:p text:style-name="P4"><text:span text:style-name="Source_20_Text"><text:span text:style-name="T1"># Bon : décrit CE QUI a changé et POURQUOI</text:span></text:span></text:p>
      <text:p text:style-name="P4"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SE gyro_manager : correction calcul freqMoy"</text:span></text:span></text:p>
      <text:p text:style-name="P4"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SE original_init : ajout vérification PocketSphinx"</text:span></text:span></text:p>
      <text:p text:style-name="P4"><text:soft-page-break/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SP node-red : ajout flow CfgS modeRZ"</text:span></text:span></text:p>
      <text:p text:style-name="P5"/>
      <text:p text:style-name="P4"><text:span text:style-name="Source_20_Text"><text:span text:style-name="T1"># Moins bon : trop vague</text:span></text:span></text:p>
      <text:p text:style-name="P4"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modif"</text:span></text:span></text:p>
      <text:p text:style-name="P6"><text:span text:style-name="Source_20_Text"><text:span text:style-name="T2">git</text:span></text:span><text:span text:style-name="Source_20_Text"><text:span text:style-name="T3"> commit -m </text:span></text:span><text:span text:style-name="Source_20_Text"><text:span text:style-name="T5">"update"</text:span></text:span></text:p>
      <text:p text:style-name="P9"/>
      <text:h text:style-name="P10" text:outline-level="3">Étape suivante — Cloner le dépôt sur SE</text:h>
      <text:p text:style-name="P2">Maintenant que le dépôt GitHub est à jour, l'installation sur SE sera simple. Dans Termux sur le smartphone, une seule commande suffit pour récupérer tout ton projet :</text:p>
      <text:p text:style-name="P3">bash</text:p>
      <text:p text:style-name="P6"><text:span text:style-name="Source_20_Text"><text:span text:style-name="T2">git</text:span></text:span><text:span text:style-name="Source_20_Text"><text:span text:style-name="T3"> clone https://github.com/lugvincent/RobotRZ ~/scripts_RZ_SE</text:span></text:span></text:p>
      <text:p text:style-name="P2">Mais avant ça, on doit s'assurer que Termux a les packages nécessaires. Tu peux taper ceci dans Termux sur SE et me coller le résultat ?</text:p>
      <text:p text:style-name="P3">bash</text:p>
      <text:p text:style-name="P4"><text:span text:style-name="Source_20_Text"><text:span text:style-name="T1"># Voir ce qui est installé</text:span></text:span></text:p>
      <text:p text:style-name="P4"><text:span text:style-name="Source_20_Text"><text:span text:style-name="T3">pkg list-installed </text:span></text:span><text:span text:style-name="Source_20_Text"><text:span text:style-name="T7">2</text:span></text:span><text:span text:style-name="Source_20_Text"><text:span text:style-name="T3">&gt;/dev/null | </text:span></text:span><text:span text:style-name="Source_20_Text"><text:span text:style-name="T2">grep</text:span></text:span><text:span text:style-name="Source_20_Text"><text:span text:style-name="T3"> -E </text:span></text:span><text:span text:style-name="Source_20_Text"><text:span text:style-name="T5">"git|python|mosquitto|jq|openssh|termux-api"</text:span></text:span></text:p>
      <text:p text:style-name="P5"/>
      <text:p text:style-name="P4"><text:span text:style-name="Source_20_Text"><text:span text:style-name="T1"># Et la version de termux</text:span></text:span></text:p>
      <text:p text:style-name="P6"><text:span text:style-name="Source_20_Text"><text:span text:style-name="T3">termux-info </text:span></text:span><text:span text:style-name="Source_20_Text"><text:span text:style-name="T7">2</text:span></text:span><text:span text:style-name="Source_20_Text"><text:span text:style-name="T3">&gt;/dev/null | </text:span></text:span><text:span text:style-name="Source_20_Text"><text:span text:style-name="T2">head</text:span></text:span><text:span text:style-name="Source_20_Text"><text:span text:style-name="T3"> -20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2:40:13.986324400</meta:creation-date>
    <dc:date>2026-04-23T12:41:19.964263700</dc:date>
    <meta:editing-duration>PT1M6S</meta:editing-duration>
    <meta:editing-cycles>1</meta:editing-cycles>
    <meta:document-statistic meta:table-count="1" meta:image-count="0" meta:object-count="0" meta:page-count="4" meta:paragraph-count="113" meta:word-count="1041" meta:character-count="6612" meta:non-whitespace-character-count="5122"/>
    <meta:generator>LibreOffice/26.2.0.3$Windows_X86_64 LibreOffice_project/620$Build-3</meta:generator>
  </office:meta>
</office:document-meta>
</file>